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ff0000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/>
    </style:style>
    <style:style style:name="gr3" style:family="graphic" style:parent-style-name="standard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008000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/>
    </style:style>
    <style:style style:name="gr4" style:family="graphic" style:parent-style-name="standard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0047ff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/>
    </style:style>
    <style:style style:name="gr5" style:family="graphic" style:parent-style-name="standard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ffffff" draw:opacity="10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100%"/>
    </style:style>
    <style:style style:name="gr6" style:family="graphic" style:parent-style-name="standard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ffff00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/>
    </style:style>
    <style:style style:name="gr7" style:family="graphic" style:parent-style-name="standard">
      <style:graphic-properties draw:stroke="none" draw:stroke-dash="Dashed_20__28_var_29__20_6179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26cm" fo:min-width="1.234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180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26cm" fo:min-width="1.234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618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28cm" fo:min-width="1.243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618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26cm" fo:min-width="1.101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00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80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47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line draw:style-name="gr1" draw:text-style-name="P1" draw:layer="layout" svg:x1="5.343cm" svg:y1="14.471cm" svg:x2="5.343cm" svg:y2="17.993cm">
              <text:p/>
            </draw:line>
            <draw:line draw:style-name="gr1" draw:text-style-name="P1" draw:layer="layout" svg:x1="6.048cm" svg:y1="14.471cm" svg:x2="6.048cm" svg:y2="17.993cm">
              <text:p/>
            </draw:line>
            <draw:line draw:style-name="gr1" draw:text-style-name="P1" draw:layer="layout" svg:x1="6.752cm" svg:y1="14.471cm" svg:x2="6.752cm" svg:y2="17.993cm">
              <text:p/>
            </draw:line>
            <draw:line draw:style-name="gr1" draw:text-style-name="P1" draw:layer="layout" svg:x1="7.457cm" svg:y1="14.471cm" svg:x2="7.457cm" svg:y2="17.993cm">
              <text:p/>
            </draw:line>
            <draw:line draw:style-name="gr1" draw:text-style-name="P1" draw:layer="layout" svg:x1="8.162cm" svg:y1="14.471cm" svg:x2="8.162cm" svg:y2="17.993cm">
              <text:p/>
            </draw:line>
            <draw:line draw:style-name="gr1" draw:text-style-name="P1" draw:layer="layout" svg:x1="8.866cm" svg:y1="14.471cm" svg:x2="8.866cm" svg:y2="17.993cm">
              <text:p/>
            </draw:line>
            <draw:line draw:style-name="gr1" draw:text-style-name="P1" draw:layer="layout" svg:x1="9.571cm" svg:y1="14.471cm" svg:x2="9.571cm" svg:y2="17.993cm">
              <text:p/>
            </draw:line>
            <draw:line draw:style-name="gr1" draw:text-style-name="P1" draw:layer="layout" svg:x1="10.276cm" svg:y1="14.471cm" svg:x2="10.276cm" svg:y2="17.993cm">
              <text:p/>
            </draw:line>
            <draw:line draw:style-name="gr1" draw:text-style-name="P1" draw:layer="layout" svg:x1="10.98cm" svg:y1="14.471cm" svg:x2="10.98cm" svg:y2="17.993cm">
              <text:p/>
            </draw:line>
            <draw:line draw:style-name="gr1" draw:text-style-name="P1" draw:layer="layout" svg:x1="11.685cm" svg:y1="14.471cm" svg:x2="11.685cm" svg:y2="17.993cm">
              <text:p/>
            </draw:line>
            <draw:line draw:style-name="gr1" draw:text-style-name="P1" draw:layer="layout" svg:x1="12.389cm" svg:y1="14.471cm" svg:x2="12.389cm" svg:y2="17.993cm">
              <text:p/>
            </draw:line>
            <draw:line draw:style-name="gr1" draw:text-style-name="P1" draw:layer="layout" svg:x1="13.094cm" svg:y1="14.471cm" svg:x2="13.094cm" svg:y2="17.993cm">
              <text:p/>
            </draw:line>
            <draw:line draw:style-name="gr1" draw:text-style-name="P1" draw:layer="layout" svg:x1="5.343cm" svg:y1="14.471cm" svg:x2="13.094cm" svg:y2="14.471cm">
              <text:p/>
            </draw:line>
            <draw:line draw:style-name="gr1" draw:text-style-name="P1" draw:layer="layout" svg:x1="5.343cm" svg:y1="15.179cm" svg:x2="13.094cm" svg:y2="15.179cm">
              <text:p/>
            </draw:line>
            <draw:line draw:style-name="gr1" draw:text-style-name="P1" draw:layer="layout" svg:x1="5.343cm" svg:y1="15.881cm" svg:x2="13.094cm" svg:y2="15.881cm">
              <text:p/>
            </draw:line>
            <draw:line draw:style-name="gr1" draw:text-style-name="P1" draw:layer="layout" svg:x1="5.343cm" svg:y1="16.584cm" svg:x2="13.094cm" svg:y2="16.584cm">
              <text:p/>
            </draw:line>
            <draw:line draw:style-name="gr1" draw:text-style-name="P1" draw:layer="layout" svg:x1="5.343cm" svg:y1="17.288cm" svg:x2="13.094cm" svg:y2="17.288cm">
              <text:p/>
            </draw:line>
            <draw:line draw:style-name="gr1" draw:text-style-name="P1" draw:layer="layout" svg:x1="5.343cm" svg:y1="17.994cm" svg:x2="13.094cm" svg:y2="17.994cm">
              <text:p/>
            </draw:line>
          </draw:g>
          <draw:polygon draw:style-name="gr2" draw:text-style-name="P2" draw:layer="layout" svg:width="1.408cm" svg:height="2.112cm" svg:x="5.343cm" svg:y="15.179cm" svg:viewBox="0 0 1409 2113" draw:points="0,0 1409,0 1409,2113 0,2113">
            <text:p/>
          </draw:polygon>
          <draw:g>
            <draw:polygon draw:style-name="gr3" draw:text-style-name="P3" draw:layer="layout" svg:width="1.408cm" svg:height="2.112cm" svg:x="7.457cm" svg:y="15.179cm" svg:viewBox="0 0 1409 2113" draw:points="0,0 1409,0 1409,2113 0,2113">
              <text:p/>
            </draw:polygon>
            <draw:circle draw:style-name="gr3" draw:text-style-name="P3" draw:layer="layout" svg:width="1.412cm" svg:height="1.412cm" svg:x="7.457cm" svg:y="14.472cm" draw:kind="section" draw:start-angle="0" draw:end-angle="180">
              <text:p/>
            </draw:circle>
            <draw:ellipse draw:style-name="gr3" draw:text-style-name="P3" draw:layer="layout" svg:width="1.412cm" svg:height="1.41cm" svg:x="7.457cm" svg:y="16.583cm" draw:kind="section" draw:start-angle="-180" draw:end-angle="0">
              <text:p/>
            </draw:ellipse>
          </draw:g>
          <draw:g>
            <draw:polygon draw:style-name="gr4" draw:text-style-name="P4" draw:layer="layout" svg:width="1.408cm" svg:height="2.112cm" svg:x="9.571cm" svg:y="15.179cm" svg:viewBox="0 0 1409 2113" draw:points="0,0 0,2113 1409,2113 1409,0">
              <text:p/>
            </draw:polygon>
            <draw:circle draw:style-name="gr5" draw:text-style-name="P5" draw:layer="layout" svg:width="1.41cm" svg:height="1.41cm" svg:x="9.57cm" svg:y="16.583cm" draw:kind="section" draw:start-angle="0" draw:end-angle="180">
              <text:p/>
            </draw:circle>
            <draw:ellipse draw:style-name="gr4" draw:text-style-name="P4" draw:layer="layout" svg:width="1.41cm" svg:height="1.412cm" svg:x="9.57cm" svg:y="14.472cm" draw:kind="section" draw:start-angle="0" draw:end-angle="180">
              <text:p/>
            </draw:ellipse>
          </draw:g>
          <draw:g>
            <draw:polygon draw:style-name="gr6" draw:text-style-name="P6" draw:layer="layout" svg:width="1.408cm" svg:height="2.112cm" svg:x="11.685cm" svg:y="15.179cm" svg:viewBox="0 0 1409 2113" draw:points="0,0 1409,0 1409,2113 0,2113">
              <text:p/>
            </draw:polygon>
            <draw:circle draw:style-name="gr5" draw:text-style-name="P5" draw:layer="layout" svg:width="1.412cm" svg:height="1.412cm" svg:x="11.685cm" svg:y="14.473cm" draw:kind="section" draw:start-angle="-180" draw:end-angle="0">
              <text:p/>
            </draw:circle>
            <draw:ellipse draw:style-name="gr5" draw:text-style-name="P5" draw:layer="layout" svg:width="1.412cm" svg:height="1.41cm" svg:x="11.685cm" svg:y="16.583cm" draw:kind="section" draw:start-angle="0" draw:end-angle="180">
              <text:p/>
            </draw:ellipse>
          </draw:g>
          <draw:line draw:style-name="gr1" draw:text-style-name="P1" draw:layer="layout" svg:x1="9.571cm" svg:y1="17.288cm" svg:x2="13.094cm" svg:y2="17.288cm">
            <text:p/>
          </draw:line>
          <draw:line draw:style-name="gr1" draw:text-style-name="P1" draw:layer="layout" svg:x1="10.276cm" svg:y1="16.584cm" svg:x2="10.276cm" svg:y2="17.993cm">
            <text:p/>
          </draw:line>
          <draw:line draw:style-name="gr1" draw:text-style-name="P1" draw:layer="layout" svg:x1="12.389cm" svg:y1="14.471cm" svg:x2="12.389cm" svg:y2="15.88cm">
            <text:p/>
          </draw:line>
          <draw:line draw:style-name="gr1" draw:text-style-name="P1" draw:layer="layout" svg:x1="12.389cm" svg:y1="16.584cm" svg:x2="12.389cm" svg:y2="17.993cm">
            <text:p/>
          </draw:line>
          <draw:line draw:style-name="gr1" draw:text-style-name="P1" draw:layer="layout" svg:x1="11.685cm" svg:y1="15.179cm" svg:x2="13.094cm" svg:y2="15.179cm">
            <text:p/>
          </draw:line>
          <draw:frame draw:style-name="gr7" draw:text-style-name="P8" draw:layer="layout" svg:width="1.234cm" svg:height="0.526cm" svg:x="5.598cm" svg:y="16.057cm">
            <draw:text-box>
              <text:p text:style-name="P7"><text:span text:style-name="T1">Fig. A</text:span></text:p>
            </draw:text-box>
          </draw:frame>
          <draw:frame draw:style-name="gr8" draw:text-style-name="P8" draw:layer="layout" svg:width="1.234cm" svg:height="0.526cm" svg:x="7.721cm" svg:y="16.061cm">
            <draw:text-box>
              <text:p text:style-name="P7"><text:span text:style-name="T1">Fig. B</text:span></text:p>
            </draw:text-box>
          </draw:frame>
          <draw:frame draw:style-name="gr9" draw:text-style-name="P8" draw:layer="layout" svg:width="1.243cm" svg:height="0.528cm" svg:x="9.822cm" svg:y="16.061cm">
            <draw:text-box>
              <text:p text:style-name="P7"><text:span text:style-name="T1">Fig. C</text:span></text:p>
            </draw:text-box>
          </draw:frame>
          <draw:frame draw:style-name="gr10" draw:text-style-name="P8" draw:layer="layout" svg:width="1.101cm" svg:height="0.526cm" svg:x="11.942cm" svg:y="16.061cm">
            <draw:text-box>
              <text:p text:style-name="P7"><text:span text:style-name="T1">Fig. 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" draw:display-name="Dashed (var) 380" draw:style="rect" draw:dots1="1" draw:dots1-length="36%" draw:distance="36%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4:47.588037993</dc:date>
    <meta:editing-duration>PT23M42S</meta:editing-duration>
    <meta:editing-cycles>22</meta:editing-cycles>
    <meta:generator>LibreOffice/5.2.7.2$Linux_X86_64 LibreOffice_project/20m0$Build-2</meta:generator>
    <meta:document-statistic meta:object-count="42"/>
  </office:meta>
</office:document-meta>
</file>